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99cc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draft:</text:p>
          </table:table-cell>
          <table:table-cell table:number-columns-repeated="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2"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37" calcext:value-type="float">
            <text:p>37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2"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37" calcext:value-type="float">
            <text:p>37</text:p>
          </table:table-cell>
          <table:table-cell table:style-name="ce2"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37" calcext:value-type="float">
            <text:p>37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2"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37" calcext:value-type="float">
            <text:p>37</text:p>
          </table:table-cell>
          <table:table-cell table:style-name="ce2"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0">00/00/0000</text:date>, <text:time style:data-style-name="N2" text:time-value="14:47:30.386784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0T14:38:33.816582949</meta:creation-date>
    <dc:date>2021-06-10T14:52:27.102898353</dc:date>
    <meta:editing-duration>PT13M40S</meta:editing-duration>
    <meta:editing-cycles>5</meta:editing-cycles>
    <meta:generator>LibreOffice/5.1.6.2$Linux_X86_64 LibreOffice_project/10m0$Build-2</meta:generator>
    <meta:document-statistic meta:table-count="1" meta:cell-count="253" meta:object-count="0"/>
  </office:meta>
</office:document-meta>
</file>